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35.56pt"/>
    </style:style>
    <style:style style:name="co3" style:family="table-column">
      <style:table-column-properties fo:break-before="auto" style:column-width="124.21pt"/>
    </style:style>
    <style:style style:name="co4" style:family="table-column">
      <style:table-column-properties fo:break-before="auto" style:column-width="246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CD-DRIVER(LCD-4.3in_RTP)_Rev_A-BOM===LCD-OLinuXino-4.3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style-name="ce1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1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4.7R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38</text:p>
          </table:table-cell>
          <table:table-cell table:style-name="ce1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2.2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1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9,R34,R42,R4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0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1">R25</text:span>,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7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6,R47</text:p>
          </table:table-cell>
          <table:table-cell table:style-name="ce1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uH/1.5A/220mR/20%/CD53(YS53-220M)</text:p>
          </table:table-cell>
          <table:table-cell table:style-name="ce10" office:value-type="string" calcext:value-type="string">
            <text:p>CD53(54)</text:p>
          </table:table-cell>
          <table:table-cell table:style-name="ce10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0nF/50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2,C13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100nF/16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<text:span text:style-name="T1">C10</text:span>,C14,<text:span text:style-name="T1">C1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.2uF/50V/10%/X5R/C0805</text:p>
          </table:table-cell>
          <table:table-cell table:style-name="ce10" office:value-type="string" calcext:value-type="string">
            <text:p>C0805</text:p>
          </table:table-cell>
          <table:table-cell table:style-name="ce10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22uF/6.3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3,<text:span text:style-name="T1">C11</text:span>,C20,C21,C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T54C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TC114YKA(SOT-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RLML6402(SOT23-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P3036BKTR-G1(SOT23-6)</text:p>
          </table:table-cell>
          <table:table-cell table:style-name="ce10" office:value-type="string" calcext:value-type="string">
            <text:p>SOT23-6</text:p>
          </table:table-cell>
          <table:table-cell table:style-name="ce10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R1021T-I_SS(SSOP-20)</text:p>
          </table:table-cell>
          <table:table-cell table:style-name="ce9" office:value-type="string" calcext:value-type="string">
            <text:p>SSOP-20W</text:p>
          </table:table-cell>
          <table:table-cell table:style-name="ce9" office:value-type="string" calcext:value-type="string">
            <text:p>U1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T24C16C-SSHM-T(SOIC-8_150mil)</text:p>
          </table:table-cell>
          <table:table-cell table:style-name="ce9" office:value-type="string" calcext:value-type="string">
            <text:p>SOIC-8_150mil</text:p>
          </table:table-cell>
          <table:table-cell table:style-name="ce9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FPV-WZA21-40-LF</text:p>
          </table:table-cell>
          <table:table-cell table:style-name="ce10" office:value-type="string" calcext:value-type="string">
            <text:p>LCD_FLAT_CON1, LCD-4,3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ALE-PAV16X-2x20</text:p>
          </table:table-cell>
          <table:table-cell table:style-name="ce13" office:value-type="string" calcext:value-type="string">
            <text:p>PA-V16X-2X20-LF_Drill_0.9mm</text:p>
          </table:table-cell>
          <table:table-cell table:style-name="ce10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GBH254SMT-40(B-V-40-LF)</text:p>
          </table:table-cell>
          <table:table-cell table:style-name="ce10" office:value-type="string" calcext:value-type="string">
            <text:p>GBH254SMT-40</text:p>
          </table:table-cell>
          <table:table-cell table:style-name="ce10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WRJ-2mm(DCJ-W54R-20-LF)</text:p>
          </table:table-cell>
          <table:table-cell table:style-name="ce13" office:value-type="string" calcext:value-type="string">
            <text:p>PWRJ-2mm(DCJ-W54R-20-LF)</text:p>
          </table:table-cell>
          <table:table-cell table:style-name="ce10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CD-4.3"(480x272_GFT043HA480272Y)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WU10S)</text:p>
          </table:table-cell>
          <table:table-cell table:style-name="ce10" office:value-type="string" calcext:value-type="string">
            <text:p>WU10S</text:p>
          </table:table-cell>
          <table:table-cell table:style-name="ce1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NA(0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30,R31,R32,R33</text:p>
          </table:table-cell>
          <table:table-cell table:style-name="ce17"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(1k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NA(22uF/6.3V/20%/X5R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,C5,C7,C27,C2,C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NA(100nF/16V/10%/X7R/C0402)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4,C6,C9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NA(100nF/50V/20%/Y5V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2.2uF/50V/10%/X5R/C0805)</text:p>
          </table:table-cell>
          <table:table-cell table:style-name="ce10" office:value-type="string" calcext:value-type="string">
            <text:p>C0805</text:p>
          </table:table-cell>
          <table:table-cell table:style-name="ce10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BZV55C3V9/SOD80C)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BZV55C16/SOD80C)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(BAT54S(SOT23-3)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BZV55C3V6/SOD80C)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BZV55C6V8/SOD80C)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22uH/1.5A/220mR/20%/CD53(YS53-220M))</text:p>
          </table:table-cell>
          <table:table-cell table:style-name="ce10" office:value-type="string" calcext:value-type="string">
            <text:p>CD53(54)</text:p>
          </table:table-cell>
          <table:table-cell table:style-name="ce10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(FPV-WZB201-06-LF)</text:p>
          </table:table-cell>
          <table:table-cell table:style-name="ce10" office:value-type="string" calcext:value-type="string">
            <text:p>FPV-WZB201-06-LF</text:p>
          </table:table-cell>
          <table:table-cell table:style-name="ce10" office:value-type="string" calcext:value-type="string">
            <text:p>LCD-5in_CTP1,LCD-7in_CTP1,LCD-10,1in_C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FPV-WZA21-40-LF)</text:p>
          </table:table-cell>
          <table:table-cell table:style-name="ce10" office:value-type="string" calcext:value-type="string">
            <text:p>FPV-WZA21-40-LF</text:p>
          </table:table-cell>
          <table:table-cell table:style-name="ce10" office:value-type="string" calcext:value-type="string">
            <text:p>LCD-5in_DISP1</text:p>
          </table:table-cell>
          <table:table-cell table:number-columns-repeated="102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(FPV-WZA21-50-LF)</text:p>
          </table:table-cell>
          <table:table-cell table:style-name="ce10" office:value-type="string" calcext:value-type="string">
            <text:p>FPV-WZA21-50-LF</text:p>
          </table:table-cell>
          <table:table-cell table:style-name="ce10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(FPA-WZB25-04-LF)</text:p>
          </table:table-cell>
          <table:table-cell table:style-name="ce10" office:value-type="string" calcext:value-type="string">
            <text:p>FPA-WZB25-04-LF</text:p>
          </table:table-cell>
          <table:table-cell table:style-name="ce10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NA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,R3,R4,R5,R8,R12,R13,R17,R19,R20,</text:p>
            <text:p>R21,R24,<text:span text:style-name="T1">R40</text:span>,R4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0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2</text:p>
          </table:table-cell>
          <table:table-cell table:style-name="ce17"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NA(10k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,R6,R7,R10,R11,R14,R18,R22,R23,R51,</text:p>
            <text:p>R53,R56,R60,<text:span text:style-name="T2">R52,R54,R57,R59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560R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(20k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5,R37,R58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51k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AP3036BKTR-G1(SOT23-6))</text:p>
          </table:table-cell>
          <table:table-cell table:style-name="ce10" office:value-type="string" calcext:value-type="string">
            <text:p>SOT23-6</text:p>
          </table:table-cell>
          <table:table-cell table:style-name="ce10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Opened</text:p>
          </table:table-cell>
          <table:table-cell table:style-name="ce10" office:value-type="string" calcext:value-type="string">
            <text:p>SJ</text:p>
          </table:table-cell>
          <table:table-cell table:style-name="ce10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J_Closed</text:p>
          </table:table-cell>
          <table:table-cell table:style-name="ce10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.3V:Opened/5.0V:Closed</text:p>
          </table:table-cell>
          <table:table-cell table:style-name="ce10" office:value-type="string" calcext:value-type="string">
            <text:p>SJ_2_SMALL_23_TIED</text:p>
          </table:table-cell>
          <table:table-cell table:style-name="ce10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V_JACK:Opened/5V_LCD:Closed</text:p>
          </table:table-cell>
          <table:table-cell table:style-name="ce10" office:value-type="string" calcext:value-type="string">
            <text:p>SJ_2_SMALL_23_TIED</text:p>
          </table:table-cell>
          <table:table-cell table:style-name="ce10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TRL:Closed/EN:Opened</text:p>
          </table:table-cell>
          <table:table-cell table:style-name="ce10" office:value-type="string" calcext:value-type="string">
            <text:p>SJ_2_SMALL_23_TIED</text:p>
          </table:table-cell>
          <table:table-cell table:style-name="ce10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4.3in_RTP+(AR1021&amp;AT24C16C)) === </text:span></text:p>
          <text:p><text:span text:style-name="MT2">LCD-OLinuXino-4.3RTS-BOM</text:span></text:p>
        </style:region-center>
        <style:region-right>
          <text:p><text:span text:style-name="MT3"/></text:p>
          <text:p><text:span text:style-name="MT3"/></text:p>
          <text:p><text:span text:style-name="MT3">20.06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4:02:44.710285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0T14:11:02.523068534</dc:date>
    <meta:editing-duration>PT5H12M29S</meta:editing-duration>
    <meta:editing-cycles>43</meta:editing-cycles>
    <meta:document-statistic meta:table-count="1" meta:cell-count="214" meta:object-count="0"/>
  </office:meta>
</office:document-meta>
</file>